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3735" officeooo:paragraph-rsid="001f373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458b" officeooo:paragraph-rsid="0020458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458b" officeooo:paragraph-rsid="00348fc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458b" officeooo:paragraph-rsid="00393d2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458b" officeooo:paragraph-rsid="004c9d3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a369c" officeooo:paragraph-rsid="002a369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db0d" officeooo:paragraph-rsid="0020db0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1f4ee" officeooo:paragraph-rsid="0021f4e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20458b" officeooo:paragraph-rsid="0023d25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3735" officeooo:paragraph-rsid="00348fc4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3735" officeooo:paragraph-rsid="001f3735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3735" officeooo:paragraph-rsid="0020a3e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3735" officeooo:paragraph-rsid="0020db0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3735" officeooo:paragraph-rsid="0021f4ee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3735" officeooo:paragraph-rsid="0023d25c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3735" officeooo:paragraph-rsid="00393d2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a369c" officeooo:paragraph-rsid="002a369c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4dcf" officeooo:paragraph-rsid="001f4dcf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4dcf" officeooo:paragraph-rsid="0020a3e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4dcf" officeooo:paragraph-rsid="0020db0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4dcf" officeooo:paragraph-rsid="0021f4ee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4dcf" officeooo:paragraph-rsid="0023d25c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4dcf" officeooo:paragraph-rsid="00348fc4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f4dcf" officeooo:paragraph-rsid="00393d2f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458b" officeooo:paragraph-rsid="0020458b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458b" officeooo:paragraph-rsid="0023d25c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458b" officeooo:paragraph-rsid="00348fc4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458b" officeooo:paragraph-rsid="00393d2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a3ef" officeooo:paragraph-rsid="0020a3ef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a3ef" officeooo:paragraph-rsid="0023d25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a3ef" officeooo:paragraph-rsid="00348fc4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a3ef" officeooo:paragraph-rsid="00393d2f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Serif" fo:font-size="11pt" fo:font-weight="bold" officeooo:paragraph-rsid="004db2f5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87c6a" officeooo:paragraph-rsid="0023d25c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weight="bold" officeooo:rsid="004db2f5" officeooo:paragraph-rsid="004db2f5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Serif"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21f4ee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1f3735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1f4dcf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4a203c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20a3ef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20db0d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3b156e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238ff5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23d25c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348fc4" style:font-size-asian="11pt" style:font-size-complex="11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1pt" officeooo:rsid="001f3735" officeooo:paragraph-rsid="00393d2f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1pt" officeooo:rsid="0021f4ee" officeooo:paragraph-rsid="0021f4ee" style:font-size-asian="11pt" style:font-size-complex="11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1pt" officeooo:rsid="0021f4ee" officeooo:paragraph-rsid="001f3735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1pt" officeooo:rsid="0021f4ee" officeooo:paragraph-rsid="0020db0d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1pt" officeooo:rsid="0021f4ee" officeooo:paragraph-rsid="003c5ec8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1pt" officeooo:rsid="0021f4ee" officeooo:paragraph-rsid="00348fc4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1pt" officeooo:rsid="002a369c" officeooo:paragraph-rsid="001f3735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1pt" officeooo:rsid="00232dca" officeooo:paragraph-rsid="00232dca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1f3735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1f4dcf" style:font-size-asian="11pt" style:font-size-complex="11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20a3ef" style:font-size-asian="11pt" style:font-size-complex="11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20db0d" style:font-size-asian="11pt" style:font-size-complex="11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3b156e" style:font-size-asian="11pt" style:font-size-complex="11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348fc4" style:font-size-asian="11pt" style:font-size-complex="11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23d25c" style:font-size-asian="11pt" style:font-size-complex="11pt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251d66" style:font-size-asian="11pt" style:font-size-complex="11pt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37e34c" style:font-size-asian="11pt" style:font-size-complex="11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393d2f" style:font-size-asian="11pt" style:font-size-complex="11pt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1pt" officeooo:rsid="001f4dcf" officeooo:paragraph-rsid="003acb63" style:font-size-asian="11pt" style:font-size-complex="11pt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1pt" officeooo:rsid="0020458b" officeooo:paragraph-rsid="0020458b" style:font-size-asian="11pt" style:font-size-complex="11pt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1pt" officeooo:rsid="0020458b" officeooo:paragraph-rsid="0023d25c" style:font-size-asian="11pt" style:font-size-complex="11pt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1pt" officeooo:rsid="0020458b" officeooo:paragraph-rsid="00348fc4" style:font-size-asian="11pt" style:font-size-complex="11pt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1pt" officeooo:rsid="0020458b" officeooo:paragraph-rsid="00393d2f" style:font-size-asian="11pt" style:font-size-complex="11pt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1pt" officeooo:rsid="0020a3ef" officeooo:paragraph-rsid="00238ff5" style:font-size-asian="11pt" style:font-size-complex="11pt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1pt" officeooo:rsid="0020a3ef" officeooo:paragraph-rsid="0020a3ef" style:font-size-asian="11pt" style:font-size-complex="11pt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1pt" officeooo:rsid="0020a3ef" officeooo:paragraph-rsid="0023d25c" style:font-size-asian="11pt" style:font-size-complex="11pt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1pt" officeooo:rsid="0020a3ef" officeooo:paragraph-rsid="00348fc4" style:font-size-asian="11pt" style:font-size-complex="11pt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1pt" officeooo:rsid="0020a3ef" officeooo:paragraph-rsid="00393d2f" style:font-size-asian="11pt" style:font-size-complex="11pt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1pt" officeooo:rsid="00257db9" officeooo:paragraph-rsid="00257db9" style:font-size-asian="11pt" style:font-size-complex="11pt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1pt" officeooo:rsid="00257db9" officeooo:paragraph-rsid="00348fc4" style:font-size-asian="11pt" style:font-size-complex="11pt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1pt" officeooo:rsid="004db2f5" officeooo:paragraph-rsid="004db2f5" style:font-size-asian="11pt" style:font-size-complex="11pt"/>
    </style:style>
    <style:style style:name="P78" style:family="paragraph" style:parent-style-name="Standard">
      <style:text-properties style:font-name="Liberation Serif" fo:font-size="11pt" officeooo:rsid="004db2f5" officeooo:paragraph-rsid="004db2f5" style:font-size-asian="11pt" style:font-size-complex="11pt"/>
    </style:style>
    <style:style style:name="P79" style:family="paragraph" style:parent-style-name="Standard">
      <style:text-properties style:font-name="Liberation Serif" fo:font-size="11pt" officeooo:paragraph-rsid="004db2f5" style:font-size-asian="11pt" style:font-size-complex="11pt"/>
    </style:style>
    <style:style style:name="P80" style:family="paragraph" style:parent-style-name="Standard">
      <style:text-properties style:font-name="Liberation Serif" fo:font-size="11pt" officeooo:rsid="004f590b" officeooo:paragraph-rsid="004f590b" style:font-size-asian="11pt" style:font-size-complex="11pt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1pt" officeooo:rsid="00539aad" officeooo:paragraph-rsid="00539aad" style:font-size-asian="11pt" style:font-size-complex="11pt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48fc4" officeooo:paragraph-rsid="00348fc4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ccaad" officeooo:paragraph-rsid="003ccaad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ccaad" officeooo:paragraph-rsid="0053c241" style:font-size-asian="11pt" style:font-weight-asian="normal" style:font-size-complex="11pt" style:font-weight-complex="normal"/>
    </style:style>
    <style:style style:name="P85" style:family="paragraph" style:parent-style-name="Standard">
      <style:text-properties style:font-name="Liberation Serif" fo:font-size="11pt" fo:font-weight="normal" officeooo:rsid="003ccaad" officeooo:paragraph-rsid="0048fb18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2a369c" officeooo:paragraph-rsid="002a369c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f4dcf" officeooo:paragraph-rsid="00348fc4" style:font-size-asian="11pt" style:font-weight-asian="normal" style:font-size-complex="11pt" style:font-weight-complex="normal"/>
    </style:style>
    <style:style style:name="P88" style:family="paragraph" style:parent-style-name="Standard">
      <style:text-properties fo:font-size="11pt" style:font-size-asian="11pt" style:font-size-complex="11pt"/>
    </style:style>
    <style:style style:name="P89" style:family="paragraph" style:parent-style-name="Standard">
      <style:paragraph-properties fo:text-align="start" style:justify-single-word="false"/>
      <style:text-properties fo:font-size="11pt" officeooo:paragraph-rsid="0048fb18" style:font-size-asian="11pt" style:font-size-complex="11pt"/>
    </style:style>
    <style:style style:name="P90" style:family="paragraph" style:parent-style-name="Standard">
      <style:paragraph-properties fo:text-align="start" style:justify-single-word="false"/>
      <style:text-properties fo:font-size="11pt" officeooo:paragraph-rsid="0033b9bb" style:font-size-asian="11pt" style:font-size-complex="11pt"/>
    </style:style>
    <style:style style:name="P91" style:family="paragraph" style:parent-style-name="Standard">
      <style:paragraph-properties fo:text-align="start" style:justify-single-word="false"/>
      <style:text-properties fo:font-size="11pt" officeooo:paragraph-rsid="0053c241" style:font-size-asian="11pt" style:font-size-complex="11pt"/>
    </style:style>
    <style:style style:name="P92" style:family="paragraph" style:parent-style-name="Standard">
      <style:text-properties fo:font-size="11pt" officeooo:paragraph-rsid="0048fb18" style:font-size-asian="11pt" style:font-size-complex="11pt"/>
    </style:style>
    <style:style style:name="P93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348fc4" style:font-size-asian="11pt" style:font-size-complex="11pt"/>
    </style:style>
    <style:style style:name="P94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1f4dcf" style:font-size-asian="11pt" style:font-size-complex="11pt"/>
    </style:style>
    <style:style style:name="P95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440f11" style:font-size-asian="11pt" style:font-size-complex="11pt"/>
    </style:style>
    <style:style style:name="P96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20a3ef" style:font-size-asian="11pt" style:font-size-complex="11pt"/>
    </style:style>
    <style:style style:name="P97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21f4ee" style:font-size-asian="11pt" style:font-size-complex="11pt"/>
    </style:style>
    <style:style style:name="P98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20db0d" style:font-size-asian="11pt" style:font-size-complex="11pt"/>
    </style:style>
    <style:style style:name="P99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251d66" style:font-size-asian="11pt" style:font-size-complex="11pt"/>
    </style:style>
    <style:style style:name="P100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23d25c" style:font-size-asian="11pt" style:font-size-complex="11pt"/>
    </style:style>
    <style:style style:name="P101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3acb63" style:font-size-asian="11pt" style:font-size-complex="11pt"/>
    </style:style>
    <style:style style:name="P102" style:family="paragraph" style:parent-style-name="Standard">
      <style:paragraph-properties fo:text-align="start" style:justify-single-word="false" style:writing-mode="lr-tb"/>
      <style:text-properties style:font-name="Liberation Serif" fo:font-size="11pt" officeooo:rsid="001f4dcf" officeooo:paragraph-rsid="00393d2f" style:font-size-asian="11pt" style:font-size-complex="11pt"/>
    </style:style>
    <style:style style:name="P103" style:family="paragraph" style:parent-style-name="Standard">
      <style:paragraph-properties fo:margin-left="0in" fo:margin-right="-0.4366in" fo:text-align="justify" style:justify-single-word="false" fo:text-indent="0in" style:auto-text-indent="false"/>
      <style:text-properties style:font-name="Liberation Serif" fo:font-size="11pt" officeooo:rsid="001f3735" officeooo:paragraph-rsid="002c7ee4" style:font-size-asian="11pt" style:font-size-complex="11pt"/>
    </style:style>
    <style:style style:name="P104" style:family="paragraph" style:parent-style-name="Standard">
      <style:paragraph-properties fo:margin-left="0in" fo:margin-right="-0.4366in" fo:text-align="center" style:justify-single-word="false" fo:text-indent="0in" style:auto-text-indent="false"/>
      <style:text-properties style:font-name="Liberation Serif" fo:font-size="11pt" officeooo:rsid="002da47f" officeooo:paragraph-rsid="00539aad" style:font-size-asian="11pt" style:font-size-complex="11pt"/>
    </style:style>
    <style:style style:name="P105" style:family="paragraph" style:parent-style-name="Standard">
      <style:paragraph-properties fo:margin-left="0in" fo:margin-right="-0.4366in" fo:text-align="start" style:justify-single-word="false" fo:text-indent="0in" style:auto-text-indent="false"/>
      <style:text-properties style:font-name="Liberation Serif" fo:font-size="11pt" officeooo:rsid="0053c241" officeooo:paragraph-rsid="0053c241" style:font-size-asian="11pt" style:font-size-complex="11pt"/>
    </style:style>
    <style:style style:name="P106" style:family="paragraph" style:parent-style-name="Standard">
      <style:paragraph-properties fo:margin-left="0in" fo:margin-right="-0.4366in" fo:text-align="start" style:justify-single-word="false" fo:text-indent="0in" style:auto-text-indent="false"/>
      <style:text-properties style:font-name="Liberation Serif" fo:font-size="11pt" fo:font-weight="bold" officeooo:rsid="0053c241" officeooo:paragraph-rsid="0053c241" style:font-size-asian="11pt" style:font-weight-asian="bold" style:font-size-complex="11pt" style:font-weight-complex="bold"/>
    </style:style>
    <style:style style:name="P107" style:family="paragraph" style:parent-style-name="Standard" style:master-page-name="">
      <style:paragraph-properties fo:margin-left="0in" fo:margin-right="-0.4366in" fo:text-align="center" style:justify-single-word="false" fo:text-indent="0in" style:auto-text-indent="false" style:page-number="auto"/>
      <style:text-properties style:font-name="Carlito" fo:font-size="16pt" officeooo:rsid="001f3735" officeooo:paragraph-rsid="002e47aa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2a369c" officeooo:paragraph-rsid="0053c241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officeooo:rsid="0020458b" officeooo:paragraph-rsid="0023d25c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458b" officeooo:paragraph-rsid="00393d2f" style:font-size-asian="12pt" style:font-weight-asian="bold" style:font-size-complex="12pt" style:font-weight-complex="bold"/>
    </style:style>
    <style:style style:name="P111" style:family="paragraph" style:parent-style-name="Standard" style:list-style-name="L2">
      <style:paragraph-properties fo:text-align="start" style:justify-single-word="false"/>
      <style:text-properties fo:font-size="12pt" officeooo:paragraph-rsid="004db2f5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officeooo:paragraph-rsid="00549ab8"/>
    </style:style>
    <style:style style:name="P11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paragraph-rsid="00549ab8" style:font-size-asian="13pt" style:font-size-complex="13pt"/>
    </style:style>
    <style:style style:name="P114" style:family="paragraph" style:parent-style-name="Normal" style:list-style-name="L1">
      <style:paragraph-properties fo:margin-left="-0.25in" fo:margin-right="0in" fo:text-align="start" style:justify-single-word="false" fo:text-indent="0in" style:auto-text-indent="false"/>
      <style:text-properties style:font-name="Liberation Serif" fo:font-size="11pt" officeooo:rsid="0020a3ef" officeooo:paragraph-rsid="004a203c" style:font-size-asian="11pt" style:font-size-complex="11pt"/>
    </style:style>
    <style:style style:name="P115" style:family="paragraph" style:parent-style-name="Normal" style:list-style-name="L1">
      <style:paragraph-properties fo:margin-left="-0.25in" fo:margin-right="0in" fo:text-align="start" style:justify-single-word="false" fo:text-indent="0in" style:auto-text-indent="false"/>
      <style:text-properties style:font-name="Liberation Serif" fo:font-size="11pt" officeooo:rsid="0020a3ef" officeooo:paragraph-rsid="0021f4ee" style:font-size-asian="11pt" style:font-size-complex="11pt"/>
    </style:style>
    <style:style style:name="P116" style:family="paragraph" style:parent-style-name="Normal" style:list-style-name="L1">
      <style:paragraph-properties fo:margin-left="-0.25in" fo:margin-right="0in" fo:text-align="start" style:justify-single-word="false" fo:text-indent="0in" style:auto-text-indent="false"/>
      <style:text-properties style:font-name="Liberation Serif" fo:font-size="11pt" officeooo:paragraph-rsid="0021f4ee" style:font-size-asian="11pt" style:font-size-complex="11pt"/>
    </style:style>
    <style:style style:name="P117" style:family="paragraph" style:parent-style-name="Normal" style:list-style-name="L1">
      <style:paragraph-properties fo:margin-left="-0.25in" fo:margin-right="0in" fo:text-align="start" style:justify-single-word="false" fo:text-indent="0in" style:auto-text-indent="false"/>
      <style:text-properties style:font-name="Liberation Serif" fo:font-size="11pt" officeooo:paragraph-rsid="003b156e" style:font-size-asian="11pt" style:font-size-complex="11pt"/>
    </style:style>
    <style:style style:name="P118" style:family="paragraph" style:parent-style-name="Normal" style:list-style-name="L1">
      <style:paragraph-properties fo:text-align="start" style:justify-single-word="false" style:writing-mode="lr-tb"/>
      <style:text-properties style:font-name="Liberation Serif" fo:font-size="11pt" officeooo:rsid="0020a3ef" officeooo:paragraph-rsid="0023e0b8" style:font-size-asian="11pt" style:font-size-complex="11pt"/>
    </style:style>
    <style:style style:name="P119" style:family="paragraph" style:parent-style-name="Normal" style:list-style-name="L1">
      <style:paragraph-properties fo:margin-left="0in" fo:margin-right="0.0354in" fo:text-align="start" style:justify-single-word="false" fo:text-indent="0in" style:auto-text-indent="false"/>
      <style:text-properties style:font-name="Liberation Serif" fo:font-size="11pt" officeooo:paragraph-rsid="0023d25c" style:font-size-asian="11pt" style:font-size-complex="11pt"/>
    </style:style>
    <style:style style:name="T1" style:family="text">
      <style:text-properties officeooo:rsid="0020458b"/>
    </style:style>
    <style:style style:name="T2" style:family="text">
      <style:text-properties officeooo:rsid="0020a3ef"/>
    </style:style>
    <style:style style:name="T3" style:family="text">
      <style:text-properties officeooo:rsid="0020db0d"/>
    </style:style>
    <style:style style:name="T4" style:family="text">
      <style:text-properties officeooo:rsid="0021f4ee"/>
    </style:style>
    <style:style style:name="T5" style:family="text">
      <style:text-properties officeooo:rsid="00232dca"/>
    </style:style>
    <style:style style:name="T6" style:family="text">
      <style:text-properties officeooo:rsid="00238ff5"/>
    </style:style>
    <style:style style:name="T7" style:family="text">
      <style:text-properties officeooo:rsid="0023d25c"/>
    </style:style>
    <style:style style:name="T8" style:family="text">
      <style:text-properties officeooo:rsid="0023e0b8"/>
    </style:style>
    <style:style style:name="T9" style:family="text">
      <style:text-properties officeooo:rsid="00251d6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7c6a" style:font-weight-asian="bold" style:font-weight-complex="bold"/>
    </style:style>
    <style:style style:name="T12" style:family="text">
      <style:text-properties fo:font-weight="bold" officeooo:rsid="0023d25c" style:font-weight-asian="bold" style:font-weight-complex="bold"/>
    </style:style>
    <style:style style:name="T13" style:family="text">
      <style:text-properties fo:font-weight="bold" officeooo:rsid="0048fb18" style:font-weight-asian="bold" style:font-weight-complex="bold"/>
    </style:style>
    <style:style style:name="T14" style:family="text">
      <style:text-properties style:font-name="Liberation Serif" fo:font-weight="bold" officeooo:rsid="004db2f5" style:font-weight-asian="bold" style:font-weight-complex="bold"/>
    </style:style>
    <style:style style:name="T15" style:family="text">
      <style:text-properties style:font-name="Liberation Serif" fo:font-weight="bold" officeooo:rsid="00549ab8" style:font-weight-asian="bold" style:font-weight-complex="bold"/>
    </style:style>
    <style:style style:name="T16" style:family="text">
      <style:text-properties style:font-name="Liberation Serif" fo:font-weight="normal" officeooo:rsid="002a369c" style:font-weight-asian="normal" style:font-weight-complex="normal"/>
    </style:style>
    <style:style style:name="T17" style:family="text">
      <style:text-properties style:font-name="Liberation Serif" fo:font-weight="normal" officeooo:rsid="0033f0f6" style:font-weight-asian="normal" style:font-weight-complex="normal"/>
    </style:style>
    <style:style style:name="T18" style:family="text">
      <style:text-properties style:font-name="Liberation Serif" fo:font-weight="normal" officeooo:rsid="0033b9bb" style:font-weight-asian="normal" style:font-weight-complex="normal"/>
    </style:style>
    <style:style style:name="T19" style:family="text">
      <style:text-properties style:font-name="Liberation Serif" fo:font-weight="normal" officeooo:rsid="003ccaad" style:font-weight-asian="normal" style:font-weight-complex="normal"/>
    </style:style>
    <style:style style:name="T20" style:family="text">
      <style:text-properties style:font-name="Liberation Serif" fo:font-weight="normal" officeooo:rsid="004484ef" style:font-weight-asian="normal" style:font-weight-complex="normal"/>
    </style:style>
    <style:style style:name="T21" style:family="text">
      <style:text-properties style:font-name="Liberation Serif" fo:font-weight="normal" officeooo:rsid="0053c241" style:font-weight-asian="normal" style:font-weight-complex="normal"/>
    </style:style>
    <style:style style:name="T2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2e47aa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549ab8" style:font-size-asian="12pt" style:font-weight-asian="bold" style:font-size-complex="12pt" style:font-weight-complex="bold"/>
    </style:style>
    <style:style style:name="T25" style:family="text">
      <style:text-properties style:font-name="Liberation Serif" officeooo:rsid="004db2f5"/>
    </style:style>
    <style:style style:name="T26" style:family="text">
      <style:text-properties style:font-name="Liberation Serif" fo:font-size="11pt" officeooo:rsid="003acb63" style:font-size-asian="11pt" style:font-size-complex="11pt"/>
    </style:style>
    <style:style style:name="T27" style:family="text">
      <style:text-properties style:font-name="Liberation Serif" fo:font-size="11pt" officeooo:rsid="00257db9" style:font-size-asian="11pt" style:font-size-complex="11pt"/>
    </style:style>
    <style:style style:name="T28" style:family="text">
      <style:text-properties style:font-name="Liberation Serif" fo:font-size="11pt" officeooo:rsid="00348fc4" style:font-size-asian="11pt" style:font-size-complex="11pt"/>
    </style:style>
    <style:style style:name="T29" style:family="text">
      <style:text-properties style:font-name="Liberation Serif" fo:font-size="11pt" fo:font-weight="bold" officeooo:rsid="00257db9" style:font-size-asian="11pt" style:font-weight-asian="bold" style:font-size-complex="11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0a3ef" style:font-weight-asian="normal" style:font-weight-complex="normal"/>
    </style:style>
    <style:style style:name="T32" style:family="text">
      <style:text-properties fo:font-weight="normal" officeooo:rsid="004bfd81" style:font-weight-asian="normal" style:font-weight-complex="normal"/>
    </style:style>
    <style:style style:name="T33" style:family="text">
      <style:text-properties officeooo:rsid="00348fc4"/>
    </style:style>
    <style:style style:name="T34" style:family="text">
      <style:text-properties officeooo:rsid="00368055"/>
    </style:style>
    <style:style style:name="T35" style:family="text">
      <style:text-properties officeooo:rsid="00378812"/>
    </style:style>
    <style:style style:name="T36" style:family="text">
      <style:text-properties officeooo:rsid="00393d2f"/>
    </style:style>
    <style:style style:name="T37" style:family="text">
      <style:text-properties officeooo:rsid="003acb63"/>
    </style:style>
    <style:style style:name="T38" style:family="text">
      <style:text-properties officeooo:rsid="003b156e"/>
    </style:style>
    <style:style style:name="T39" style:family="text">
      <style:text-properties officeooo:rsid="003c5ec8"/>
    </style:style>
    <style:style style:name="T40" style:family="text">
      <style:text-properties officeooo:rsid="003ccaad"/>
    </style:style>
    <style:style style:name="T41" style:family="text">
      <style:text-properties officeooo:rsid="0043a098"/>
    </style:style>
    <style:style style:name="T42" style:family="text">
      <style:text-properties officeooo:rsid="00440f11"/>
    </style:style>
    <style:style style:name="T43" style:family="text">
      <style:text-properties officeooo:rsid="004484ef"/>
    </style:style>
    <style:style style:name="T44" style:family="text">
      <style:text-properties officeooo:rsid="0048fb18"/>
    </style:style>
    <style:style style:name="T45" style:family="text">
      <style:text-properties officeooo:rsid="004a203c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04c9d35"/>
    </style:style>
    <style:style style:name="T48" style:family="text">
      <style:text-properties officeooo:rsid="004db2f5"/>
    </style:style>
    <style:style style:name="T49" style:family="text">
      <style:text-properties officeooo:rsid="00539aad"/>
    </style:style>
    <style:style style:name="T50" style:family="text">
      <style:text-properties officeooo:rsid="0050cb4e"/>
    </style:style>
    <style:style style:name="T51" style:family="text">
      <style:text-properties officeooo:rsid="0053c241"/>
    </style:style>
    <text:list-style style:name="L1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margin-left="0.2398in"/>
        </style:list-level-properties>
        <style:text-properties style:font-name="Calibri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Calibri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Calibri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Calibri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alibri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Calibri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Calibri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alibri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<text:span text:style-name="Default_20_Paragraph_20_Font"><text:span text:style-name="T22">CZTI Noise Reduction </text:span></text:span><text:span text:style-name="Default_20_Paragraph_20_Font"><text:span text:style-name="T23">Processing Document</text:span></text:span></text:p>
      <text:p text:style-name="P104">Mayuri Shinde</text:p>
      <text:p text:style-name="P104">Jan 24,2018</text:p>
      <text:p text:style-name="P104"/>
      <text:p text:style-name="P106"><text:span text:style-name="T46">Installation</text:span> :</text:p>
      <text:p text:style-name="P105"/>
      <text:p text:style-name="P105">1. Install the new version of pipeline in your system.</text:p>
      <text:p text:style-name="P36">2. If you have the configured ~/.bashrc file for the old pipeline, then</text:p>
      <text:p text:style-name="P36"><text:tab/>•Comment the old as1czt variable's path.</text:p>
      <text:p text:style-name="P36"><text:tab/>•Add following line to ~/.bashrc file</text:p>
      <text:p text:style-name="P36"><text:tab/>export as1czt={Path up to the <text:span text:style-name="T51">new pipeline</text:span> folder}/czti_pipeline/czti/</text:p>
      <text:p text:style-name="P36">3. Add following Path for Noise_Cleaning to ~/.bashrc file</text:p>
      <text:p text:style-name="P36"><text:tab/>export CZTNOISECLEAN=&lt;noise_basedir&gt;</text:p>
      <text:p text:style-name="P36"><text:tab/>export PATH="$PATH:${CZTNOISECLEAN}/bin/"</text:p>
      <text:p text:style-name="P36"><text:tab/>Example:</text:p>
      <text:p text:style-name="P36"><text:tab/>export CZTNOISECLEAN=/home/cztipoc//noise_codes/</text:p>
      <text:p text:style-name="P36"><text:tab/>export PATH="$PATH:${CZTNOISECLEAN}/bin/"</text:p>
      <text:p text:style-name="P36">4. Execute following commands in terminal</text:p>
      <text:p text:style-name="P36"><text:tab/>source ~/.bashrc</text:p>
      <text:p text:style-name="P36"><text:tab/>cd $as1czt</text:p>
      <text:p text:style-name="P36"><text:tab/>cd ../</text:p>
      <text:p text:style-name="P36"><text:tab/>./InstallLibs</text:p>
      <text:p text:style-name="P36"><text:tab/>cd $as1czt</text:p>
      <text:p text:style-name="P36"><text:tab/>make</text:p>
      <text:p text:style-name="P36"><text:tab/>cd scripts</text:p>
      <text:p text:style-name="P36"><text:tab/>chmod +x cztpipeline</text:p>
      <text:p text:style-name="P36"><text:tab/>cd $CZTNOISECLEAN</text:p>
      <text:p text:style-name="P36"><text:tab/>make</text:p>
      <text:p text:style-name="P105"/>
      <text:p text:style-name="P103"/>
      <text:p text:style-name="P6">Prerequisite : </text:p>
      <text:p text:style-name="P17"><text:tab/><text:span text:style-name="T30">1. <text:s/>gcc compiler</text:span></text:p>
      <text:p text:style-name="P90"><text:span text:style-name="T16"><text:tab/>2. <text:s/>cfitsio install</text:span><text:span text:style-name="T17">a</text:span><text:span text:style-name="T18">t</text:span><text:span text:style-name="T16">ion</text:span></text:p>
      <text:p text:style-name="P108"><text:tab/></text:p>
      <text:p text:style-name="P91"><text:span text:style-name="T16"><text:tab/></text:span><text:span text:style-name="T21">All Threshold files will be available in config directory of noise_code </text:span></text:p>
      <text:p text:style-name="P86"><text:tab/>3. <text:s/>saaThreshold.txt</text:p>
      <text:p text:style-name="P86"><text:tab/>4. <text:s/>noiseReductionThreshold.txt</text:p>
      <text:p text:style-name="P87"><text:tab/>5. <text:s/>Det_thresholdlld.txt</text:p>
      <text:p text:style-name="P82"><text:tab/>6. <text:s/>pix_thresholdlld.txt</text:p>
      <text:p text:style-name="P83"><text:tab/><text:span text:style-name="T41">7</text:span>. CALDB badpix file and CALDB lld file</text:p>
      <text:p text:style-name="P83"><text:tab/>(Path : /data2/czti/public_package/CALDB/data/as1/czti/bcf/)</text:p>
      <text:p text:style-name="P84"><text:tab/></text:p>
      <text:p text:style-name="P84"><text:span text:style-name="T44"><text:tab/></text:span><text:span text:style-name="T13">For orbit data:</text:span></text:p>
      <text:p text:style-name="P89"><text:span text:style-name="T19"><text:tab/></text:span><text:span text:style-name="T20">8. </text:span>mkf file path : <text:tab/><text:tab/><text:tab/>/data2/czti/level2/&lt;observationid_of_specific_orbit&gt;/czti/orbit/&lt;orbit_number&gt;/ (.mkf)</text:p>
      <text:p text:style-name="P88"><text:span text:style-name="T43"><text:tab/>9. E</text:span>vent file path : /data2/czti/level2/&lt;observationid_of_specific_orbit&gt;/czti/orbit/&lt;orbit_number&gt;/modeM0/ (cztM0_level2.evt)</text:p>
      <text:p text:style-name="P88"><text:tab/></text:p>
      <text:p text:style-name="P88"><text:s text:c="2"/><text:tab/><text:span text:style-name="T13">For merge data :</text:span><text:span text:style-name="T44"> </text:span></text:p>
      <text:p text:style-name="P92"><text:tab/><text:span text:style-name="T20">8. </text:span>mkf file path : /data2/czti/level2/&lt;observationid_of_specific_orbit&gt;/czti/ (.mkf)</text:p>
      <text:p text:style-name="P92"><text:span text:style-name="T43"><text:tab/>9. E</text:span>vent file path : /data2/czti/level2/&lt;observationid_of_specific_orbit&gt;/czti/modeM0/ (cztM0_level2.evt)</text:p>
      <text:p text:style-name="P85"/>
      <text:p text:style-name="P53"><text:soft-page-break/><text:tab/></text:p>
      <text:p text:style-name="P1">1.Data selection : </text:p>
      <text:p text:style-name="P11">Input files -</text:p>
      <text:p text:style-name="P38"><text:tab/>1. MKF file</text:p>
      <text:p text:style-name="P38"><text:tab/>2. SAA configuration file<text:span text:style-name="T2">(saaThreshold.txt)</text:span></text:p>
      <text:p text:style-name="P38"><text:tab/>3. Event file<text:span text:style-name="T40">(Output event file of cztpha2energy)</text:span></text:p>
      <text:p text:style-name="P38"/>
      <text:p text:style-name="P11">Output files -</text:p>
      <text:p text:style-name="P38"><text:tab/>SAA removed event file/list of files(if orbit contain 2 SAA then number of output files will be 3 according to SAA position)</text:p>
      <text:p text:style-name="P38"/>
      <text:p text:style-name="P54">Output file name <text:span text:style-name="T6">will be </text:span>_0.evt , _1.evt <text:span text:style-name="T6">etc.</text:span></text:p>
      <text:p text:style-name="P38"/>
      <text:p text:style-name="P18">How to compile -</text:p>
      <text:p text:style-name="P94">gcc cztdataselection.c -o cztdataselection -I&lt;path_of_the_cfitsio_include_directory&gt; -L&lt;path_of_the_cfitsio_lib_directory&gt; -lcfitsio -lm</text:p>
      <text:p text:style-name="P94"/>
      <text:p text:style-name="P94"><text:span text:style-name="T2">E</text:span>xample :</text:p>
      <text:p text:style-name="P95">gcc cztdataselection.c -o cztdataselection <text:span text:style-name="T42">-I$as1czt/include -L$as1czt/lib -lcfitsio -lm</text:span> </text:p>
      <text:p text:style-name="P38"/>
      <text:p text:style-name="P11">How to run -</text:p>
      <text:p text:style-name="P55">&lt;cztdataselection executable file&gt; mkf_file SAA_CONFIG_FILE event_file</text:p>
      <text:p text:style-name="P38"/>
      <text:p text:style-name="P49">Example :</text:p>
      <text:p text:style-name="P56">cztdataselection AS1A02_174T04_9000000938_06835czt_level2.mkf saaThreshold AS1A02_174T04_9000000938_06835cztM0_level2.evt</text:p>
      <text:p text:style-name="P56"/>
      <text:p text:style-name="P39"/>
      <text:p text:style-name="P2">2.Noisy Pixel Cleaning :</text:p>
      <text:p text:style-name="P25">Input files -</text:p>
      <text:p text:style-name="P66"><text:tab/>1. SAA removed event file (output of cztdataselection)</text:p>
      <text:p text:style-name="P66"><text:tab/>2. CALDB Badpix file</text:p>
      <text:p text:style-name="P40"><text:tab/><text:span text:style-name="T1">3. Configuration file (noiseReductionThreshold.txt)</text:span></text:p>
      <text:p text:style-name="P41"/>
      <text:p text:style-name="P29">Output files -</text:p>
      <text:p text:style-name="P70"><text:tab/>1. Noise Cleaned Level 2 event file<text:span text:style-name="T6">(_0_nc.evt , _1_nc.evt etc.)</text:span></text:p>
      <text:list xml:id="list208078389059457723" text:style-name="L1">
        <text:list-header>
          <text:p text:style-name="P114"><text:s text:c="16"/>2. Bad pixel file(0_badpix_nc.fits)</text:p>
        </text:list-header>
      </text:list>
      <text:p text:style-name="P57"/>
      <text:p text:style-name="P19">How to compile -</text:p>
      <text:p text:style-name="P96">gcc <text:span text:style-name="T2">cztnoisypixclean.c</text:span> -o <text:span text:style-name="T2">cztnoisypixclean</text:span> -I&lt;path_of_the_cfitsio_include_directory&gt; -L&lt;path_of_the_cfitsio_lib_directory&gt; -lcfitsio -lm</text:p>
      <text:p text:style-name="P96"/>
      <text:p text:style-name="P96"><text:span text:style-name="T2">E</text:span>xample :</text:p>
      <text:p text:style-name="P95">gcc <text:span text:style-name="T2">cztnoisypixclean.c</text:span> -o <text:span text:style-name="T2">cztnoisypixclean </text:span><text:s/><text:span text:style-name="T42">-I$as1czt/include -L$as1czt/lib -lcfitsio -lm</text:span> </text:p>
      <text:p text:style-name="P41"/>
      <text:p text:style-name="P12">How to run -</text:p>
      <text:p text:style-name="P57">&lt;cztnoisypixclean executable file&gt; output_file_of_cztdataselection caldb_badpix_file bunch_file CONFIG_FILE</text:p>
      <text:p text:style-name="P41"/>
      <text:p text:style-name="P71">Example :</text:p>
      <text:p text:style-name="P58">cztnoisypixclean AS1A02_174T04_9000000938_06833cztM0_level2_0.evt AS1cztbadpix20160809v01.fits noiseReductionThreshold.<text:span text:style-name="T45">txt</text:span></text:p>
      <text:p text:style-name="P42"/>
      <text:p text:style-name="P7"><text:soft-page-break/>3.Super Bunch Cleaning</text:p>
      <text:p text:style-name="P13">Input files -</text:p>
      <text:p text:style-name="P42"><text:tab/>1. <text:span text:style-name="T2">Noise Cleaned Level 2 event file(output of noisy pixel clean)</text:span></text:p>
      <text:p text:style-name="P42"><text:tab/>2. <text:span text:style-name="T3">Bunch file</text:span></text:p>
      <text:p text:style-name="P43"><text:tab/><text:span text:style-name="T38">3. Livetime file</text:span><text:span text:style-name="T31">(</text:span><text:span text:style-name="T32">generated by bunchclean module of cztpipeline</text:span><text:span text:style-name="T31">)</text:span></text:p>
      <text:p text:style-name="P42"/>
      <text:p text:style-name="P13">Output files -</text:p>
      <text:p text:style-name="P44"><text:tab/><text:span text:style-name="T2">1. Super bunch cleaned level 2 event file(_0_nc_sbc.evt , _1_nc_sbc.evt etc.)</text:span></text:p>
      <text:list xml:id="list164540852665638" text:continue-numbering="true" text:style-name="L1">
        <text:list-header>
          <text:p text:style-name="P116"><text:span text:style-name="T2"><text:s text:c="16"/>2.</text:span> <text:span text:style-name="T4">Bad time interval file(_bti.fits)</text:span> </text:p>
          <text:list>
            <text:list-item>
              <text:list>
                <text:list-header>
                  <text:p text:style-name="P117"><text:s text:c="16"/><text:span text:style-name="T38">3. Corrected livetime file(sbc_livetime.fits)</text:span></text:p>
                </text:list-header>
              </text:list>
            </text:list-item>
          </text:list>
        </text:list-header>
      </text:list>
      <text:p text:style-name="P20"/>
      <text:p text:style-name="P20">How to compile -</text:p>
      <text:p text:style-name="P97">gcc <text:span text:style-name="T4">cztsuperbunchclean.c </text:span>-o <text:span text:style-name="T4">cztsuperbunchclean</text:span> -I&lt;path_of_the_cfitsio_include_directory&gt; -L&lt;path_of_the_cfitsio_lib_directory&gt; -lcfitsio -lm</text:p>
      <text:p text:style-name="P98"/>
      <text:p text:style-name="P98"><text:span text:style-name="T2">E</text:span>xample :</text:p>
      <text:p text:style-name="P95">gcc <text:span text:style-name="T4">cztsuperbunchclean</text:span>.c -o <text:span text:style-name="T4">cztsuperbunchclean</text:span> <text:span text:style-name="T42">-I$as1czt/include -L$as1czt/lib -lcfitsio -lm</text:span> </text:p>
      <text:p text:style-name="P97"/>
      <text:p text:style-name="P13">How to run -</text:p>
      <text:p text:style-name="P59">&lt; cztsuperbunchclean executable file&gt; output_<text:span text:style-name="T38">event_</text:span>file_of_noisy_pix_clean bunch_file</text:p>
      <text:p text:style-name="P59"><text:span text:style-name="T38">livetime_</text:span>file orbit_number</text:p>
      <text:p text:style-name="P42"/>
      <text:p text:style-name="P50">Example :</text:p>
      <text:p text:style-name="P51">cztsuperbunchclean AS1A02_174T04_9000000938_06835cztM0_level2_0_nc.evt AS1A02_174T04_9000000938_06833cztM0_level2_bunch.fits <text:span text:style-name="T39"><text:s/>livetime.fits </text:span>06835</text:p>
      <text:p text:style-name="P37"/>
      <text:p text:style-name="P8"/>
      <text:p text:style-name="P8">4.Heavy bunch cleaning</text:p>
      <text:p text:style-name="P14">Input files -</text:p>
      <text:p text:style-name="P37"><text:tab/>1. <text:span text:style-name="T4">Super bunch cleaned Level 2 event file(output of super bunch clean)</text:span></text:p>
      <text:p text:style-name="P37"><text:tab/>2. <text:span text:style-name="T3">Bunch file</text:span></text:p>
      <text:p text:style-name="P48"><text:tab/>3. CALDB lld threshold file</text:p>
      <text:p text:style-name="P37"/>
      <text:p text:style-name="P14">Output files -</text:p>
      <text:p text:style-name="P44"><text:tab/><text:span text:style-name="T2">1. Heavy bunch cleaned level 2 event file(_0_nc_sbc_hbc.evt , _1_nc_sbc_hbc.evt etc.) </text:span></text:p>
      <text:list xml:id="list164542442760247" text:continue-numbering="true" text:style-name="L1">
        <text:list-header>
          <text:p text:style-name="P115"><text:s text:c="13"/></text:p>
        </text:list-header>
      </text:list>
      <text:p text:style-name="P21">How to compile -</text:p>
      <text:p text:style-name="P93">gcc <text:span text:style-name="T33">cztheavybunchclean.c </text:span>-o <text:span text:style-name="T33">cztheavybunchclean</text:span> -I&lt;path_of_the_cfitsio_include_directory&gt; -L&lt;path_of_the_cfitsio_lib_directory&gt; -lcfitsio -lm</text:p>
      <text:p text:style-name="P97"/>
      <text:p text:style-name="P97"><text:span text:style-name="T2">E</text:span>xample :</text:p>
      <text:p text:style-name="P95">gcc <text:span text:style-name="T33">cztheavybunchclean</text:span>.c -o <text:span text:style-name="T33">cztheavybunchclean</text:span> <text:span text:style-name="T42">-I$as1czt/include -L$as1czt/lib -lcfitsio -lm</text:span></text:p>
      <text:p text:style-name="P37"/>
      <text:p text:style-name="P14">How to run -</text:p>
      <text:p text:style-name="P60">&lt; <text:span text:style-name="T33">cztheavybunchclean</text:span> executable file&gt; output_file_of_<text:span text:style-name="T35">super_heavy_bunch</text:span>_clean bunch_file <text:span text:style-name="T33">lld_file</text:span></text:p>
      <text:p text:style-name="P37"/>
      <text:p text:style-name="P48">Example :</text:p>
      <text:p text:style-name="P52"><text:span text:style-name="T33">cztheavybunchclean</text:span> AS1A02_174T04_9000000938_06835cztM0_level2_0_nc_<text:span text:style-name="T33">sbc</text:span>.evt AS1A02_174T04_9000000938_06833cztM0_level2_bunch.fits <text:span text:style-name="T33">AS1cztlld20160517v01.fits</text:span></text:p>
      <text:p text:style-name="P38"/>
      <text:p text:style-name="P34"/>
      <text:p text:style-name="P9"><text:span text:style-name="T11"/></text:p>
      <text:p text:style-name="P9"><text:span text:style-name="T11"/></text:p>
      <text:p text:style-name="P9"><text:soft-page-break/><text:span text:style-name="T11">5</text:span><text:span text:style-name="T10">.</text:span><text:span text:style-name="T12">Flickering</text:span><text:span text:style-name="T10"> Pixel Cleaning :</text:span></text:p>
      <text:p text:style-name="P26">Input files -</text:p>
      <text:p text:style-name="P67"><text:tab/>1. <text:span text:style-name="T5">Heavy bunch cleaned level 2 event file</text:span> (output of <text:span text:style-name="T7">heavy bunch clean</text:span>)</text:p>
      <text:p text:style-name="P67"><text:tab/>2. Badpix file<text:span text:style-name="T34">(output badpix of noisy pix clean)</text:span></text:p>
      <text:p text:style-name="P67"/>
      <text:p text:style-name="P30">Output files -</text:p>
      <text:p text:style-name="P72"><text:tab/>1. <text:span text:style-name="T7">Flickering pixel</text:span> Cleaned Level 2 event file<text:span text:style-name="T6">(_0_nc_sbc_hbc_fc.evt , _1_nc_sbc_hbc_fc .evt etc.)</text:span></text:p>
      <text:list xml:id="list164541978699422" text:continue-numbering="true" text:style-name="L1">
        <text:list-header>
          <text:p text:style-name="P118"><text:s text:c="7"/>2. Updated bad pixel file(0_badpix_nc_fc.fits)</text:p>
          <text:p text:style-name="P119"><text:s text:c="13"/><text:span text:style-name="T7">3. </text:span>Pixel BTI file<text:span text:style-name="T8">(0_nc_sbc_hbc_fc.bti)</text:span> </text:p>
        </text:list-header>
      </text:list>
      <text:p text:style-name="P61"/>
      <text:p text:style-name="P22">How to compile -</text:p>
      <text:p text:style-name="P99">gcc <text:span text:style-name="T9">cztflickpixclean.c</text:span> -o <text:span text:style-name="T9">cztflickpixclean</text:span> -I&lt;path_of_the_cfitsio_include_directory&gt; -L&lt;path_of_the_cfitsio_lib_directory&gt; -lcfitsio -lm</text:p>
      <text:p text:style-name="P100"/>
      <text:p text:style-name="P100"><text:span text:style-name="T2">E</text:span>xample :</text:p>
      <text:p text:style-name="P95">gcc <text:span text:style-name="T9">cztflickpixclean.c</text:span> -o <text:span text:style-name="T9">cztflickpixclean </text:span><text:s/><text:span text:style-name="T42">-I$as1czt/include -L$as1czt/lib -lcfitsio -lm</text:span> </text:p>
      <text:p text:style-name="P45"/>
      <text:p text:style-name="P15">How to run -</text:p>
      <text:p text:style-name="P62">&lt; cztflickpixclean executable file&gt; output_event_file_of_heavy_bunch_clean output_badpix_file_of_noisypix_clean </text:p>
      <text:p text:style-name="P45"/>
      <text:p text:style-name="P72">Example :</text:p>
      <text:p text:style-name="P75">cztflickpixclean AS1A02_174T04_9000000938_06833cztM0_level2_0_nc_sbc_hbc.evt <text:s/>AS1A02_174T04_9000000938_06833cztM0_level2_0_badpix_nc.fits</text:p>
      <text:p text:style-name="P75"/>
      <text:p text:style-name="P3"/>
      <text:p text:style-name="P5"><text:span text:style-name="T47">6</text:span>.<text:span text:style-name="T33">LLD cut off</text:span> :</text:p>
      <text:p text:style-name="P27">Input files -</text:p>
      <text:p text:style-name="P68"><text:tab/>1. <text:span text:style-name="T33">Flickering pixel cleaned level 2 event file</text:span> (output of <text:span text:style-name="T33">flickering pixel clean</text:span>)</text:p>
      <text:p text:style-name="P68"><text:tab/>2. CALDB <text:span text:style-name="T33">lld threshold</text:span> file</text:p>
      <text:p text:style-name="P68"><text:tab/><text:span text:style-name="T33">3. Detector threshold file(Det_thresholdlld.txt)</text:span></text:p>
      <text:p text:style-name="P68"><text:tab/><text:span text:style-name="T33">4. Pixel threshold file(pix_thresholdlld.txt)</text:span></text:p>
      <text:p text:style-name="P68"/>
      <text:p text:style-name="P31">Output files -</text:p>
      <text:p text:style-name="P73"><text:tab/>1. After lld cut off Level 2 event file(fc_lldcut.evt <text:s/>etc.)</text:p>
      <text:p text:style-name="P60"/>
      <text:p text:style-name="P23">How to compile -</text:p>
      <text:p text:style-name="P93">gcc <text:span text:style-name="T33">cztlldcutoff.c</text:span> -o <text:span text:style-name="T33">cztlldcutoff</text:span> -I&lt;path_of_the_cfitsio_include_directory&gt; -L&lt;path_of_the_cfitsio_lib_directory&gt; -lcfitsio -lm</text:p>
      <text:p text:style-name="P93"/>
      <text:p text:style-name="P93"><text:span text:style-name="T2">E</text:span>xample :</text:p>
      <text:p text:style-name="P95">gcc <text:span text:style-name="T33">cztlldcutoff.c</text:span> -o <text:span text:style-name="T33">cztlldcutoff </text:span><text:s/><text:span text:style-name="T42">-I$as1czt/include -L$as1czt/lib -lcfitsio -lm</text:span> </text:p>
      <text:p text:style-name="P46"/>
      <text:p text:style-name="P10"/>
      <text:p text:style-name="P10">How to run -</text:p>
      <text:p text:style-name="P63">&lt; <text:span text:style-name="T33">cztlldcutoff</text:span> executable file&gt; output_event_file_of_<text:span text:style-name="T33">flickering_pix</text:span>_clean <text:span text:style-name="T33">lld_thresh_file Det_thresholdlld.txt pix_thresholdlld.txt</text:span></text:p>
      <text:p text:style-name="P46"/>
      <text:p text:style-name="P73">Example :</text:p>
      <text:p text:style-name="P76"><text:span text:style-name="T33">cztlldcutoff</text:span> AS1A02_174T04_9000000938_06833cztM0_level2_0_nc_sbc_hbc_<text:span text:style-name="T33">fc</text:span>.evt <text:s/><text:span text:style-name="T33">AS1cztlld20160517v01.fits Det_thresholdlld.txt pix_thresholdlld.txt</text:span></text:p>
      <text:p text:style-name="P76"/>
      <text:p text:style-name="P4"/>
      <text:p text:style-name="P4"><text:soft-page-break/><text:span text:style-name="T37">7</text:span>.<text:span text:style-name="T36">Event seperation</text:span> :</text:p>
      <text:p text:style-name="P28">Input files -</text:p>
      <text:p text:style-name="P69"><text:tab/>1. <text:span text:style-name="T36">Event file</text:span> (output of <text:span text:style-name="T36">lld cut off</text:span>)</text:p>
      <text:p text:style-name="P69"/>
      <text:p text:style-name="P32">Output files -</text:p>
      <text:p text:style-name="P74"><text:tab/>1. <text:span text:style-name="T36">Single Event file (_single.evt)</text:span></text:p>
      <text:p text:style-name="P74"><text:tab/><text:span text:style-name="T36">2. Double Event file (_double.evt)</text:span></text:p>
      <text:p text:style-name="P64"/>
      <text:p text:style-name="P24">How to compile -</text:p>
      <text:p text:style-name="P101">gcc <text:span text:style-name="T37">czteventsep.c</text:span> -o <text:span text:style-name="T37">czteventsep</text:span> -I&lt;path_of_the_cfitsio_include_directory&gt; -L&lt;path_of_the_cfitsio_lib_directory&gt; -lcfitsio -lm</text:p>
      <text:p text:style-name="P102"/>
      <text:p text:style-name="P102"><text:span text:style-name="T2">E</text:span>xample :</text:p>
      <text:p text:style-name="P95">gcc <text:span text:style-name="T37">czteventsep.c</text:span> -o <text:span text:style-name="T37">czteventsep </text:span><text:s/><text:span text:style-name="T42">-I$as1czt/include -L$as1czt/lib -lcfitsio -lm</text:span> </text:p>
      <text:p text:style-name="P47"/>
      <text:p text:style-name="P16">How to run -</text:p>
      <text:p text:style-name="P65">&lt; <text:span text:style-name="T37">czteventsep</text:span> executable file&gt; output_event_file_of_<text:span text:style-name="T37">lld_cut_off</text:span> </text:p>
      <text:p text:style-name="P47"/>
      <text:p text:style-name="P74">Example :</text:p>
      <text:p text:style-name="P112"><text:span text:style-name="T26">czteventsep</text:span><text:span text:style-name="T27"> AS1A02_174T04_9000000938_06833cztM0_level2_0_nc_sbc_hbc_</text:span><text:span text:style-name="T28">fc_lldcut</text:span><text:span text:style-name="T27">.evt <text:s/></text:span></text:p>
      <text:p text:style-name="P112"><text:span text:style-name="T29"/></text:p>
      <text:p text:style-name="P112"><text:span text:style-name="T29"/></text:p>
      <text:p text:style-name="P113"><text:span text:style-name="T15">clean_data.sh</text:span></text:p>
      <text:p text:style-name="P77"/>
      <text:list xml:id="list8326599073304544718" text:style-name="L2">
        <text:list-item>
          <text:p text:style-name="P111"><text:span text:style-name="T25">You can run all the noise cleaning modules using </text:span><text:span text:style-name="T14">clean_data.sh</text:span><text:span text:style-name="T25"> script.</text:span></text:p>
        </text:list-item>
      </text:list>
      <text:p text:style-name="P77"/>
      <text:p text:style-name="P33">The input files required for clean_data.sh are:</text:p>
      <text:p text:style-name="P79">i. MKF File with Path</text:p>
      <text:p text:style-name="P79">ii. saaThreshold text file with Path from config directory</text:p>
      <text:p text:style-name="P79">iii. Event File after pha2energy</text:p>
      <text:p text:style-name="P79">iv. Badpix file from CALDB directory</text:p>
      <text:p text:style-name="P79">v. Bunch fits file</text:p>
      <text:p text:style-name="P79">vi. noiseReductionThreshold file from config directory </text:p>
      <text:p text:style-name="P77">vii. LLD file from CALDB directory</text:p>
      <text:p text:style-name="P81">viii. Mkf threshold file</text:p>
      <text:p text:style-name="P77"/>
      <text:p text:style-name="P35">How to run clean_data.sh :</text:p>
      <text:p text:style-name="P77"/>
      <text:p text:style-name="P36">clean_data.sh {MKF File} {SAAThreshold File} {.evt <text:span text:style-name="T48">file</text:span>} {caldb_badpix file} {bunch.fits} </text:p>
      <text:p text:style-name="P36">{noiseReductionThreshold file} {caldb_lld file} <text:span text:style-name="T49">{MKF threshold file}</text:span></text:p>
      <text:p text:style-name="P36"/>
      <text:p text:style-name="P78">Example:</text:p>
      <text:p text:style-name="P80"><text:s/><text:span text:style-name="T50">clean_data.sh /data2/czti/level2/20170102_G06_135T03_9000000944_level2/czti/AS1G06_135T03_9000000944czt_level2.mkf /home/cztipoc/czti_svn/trunk/users/mayuri/noise_codes/config/saaThreshold.txt /data2/czti/level2/20170102_G06_135T03_9000000944_level2/czti/modeM0/AS1G06_135T03_9000000944cztM0_level2.evt /home/cztipoc/CALDB/data/as1/czti/bcf/AS1cztbadpix20160908v01.fits /data2/czti/level2/20170102_G06_135T03_9000000944_level2/czti/modeM0/AS1G06_135T03_9000000944cztM0_level2_bunch.fits /home/cztipoc/czti_svn/trunk/users/mayuri/noise_codes/config/noiseReductionThreshold.txt /home/cztipoc/CALDB/data/as1/czti/bcf/AS1cztlld20160517v01.fits /home/cztipoc/czti_svn/trunk/users/ajay/pipeline/CZTI/czti/paramfiles/mkfThresholds.txt</text:span>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.0071in" fo:margin-right="0.0354in" fo:margin-top="0in" fo:margin-bottom="0.0035in" loext:contextual-spacing="false" fo:line-height="103%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ztipoc </meta:initial-creator>
    <meta:creation-date>2017-09-13T11:27:58.139567356</meta:creation-date>
    <dc:date>2018-01-24T16:45:40.467369909</dc:date>
    <dc:creator>CZTI POC</dc:creator>
    <meta:editing-duration>PT10H58M26S</meta:editing-duration>
    <meta:editing-cycles>52</meta:editing-cycles>
    <meta:generator>LibreOffice/4.3.7.2$Linux_X86_64 LibreOffice_project/430$Build-2</meta:generator>
    <meta:document-statistic meta:table-count="0" meta:image-count="0" meta:object-count="0" meta:page-count="5" meta:paragraph-count="174" meta:word-count="852" meta:character-count="8469" meta:non-whitespace-character-count="7609"/>
  </office:meta>
</office:document-meta>
</file>